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stroke="solid" svg:stroke-width="0.053cm" svg:stroke-color="#000000" draw:marker-start-width="0.279cm" draw:marker-end-width="0.279cm" draw:fill="solid" draw:fill-color="#e8a202" draw:auto-grow-height="true" fo:min-height="2.629cm" fo:padding-top="0.026cm" fo:padding-bottom="0.026cm" fo:padding-left="0.026cm" fo:padding-right="0.026cm"/>
      <style:paragraph-properties style:writing-mode="lr-tb"/>
    </style:style>
    <style:style style:name="pr2" style:family="presentation" style:parent-style-name="Predefinito-outline1">
      <style:graphic-properties draw:stroke="solid" svg:stroke-width="0.053cm" svg:stroke-color="#000000" draw:marker-start-width="0.279cm" draw:marker-end-width="0.279cm" fo:min-height="4.106cm" fo:padding-top="0.026cm" fo:padding-bottom="0.026cm" fo:padding-left="0.026cm" fo:padding-right="0.026cm"/>
      <style:paragraph-properties style:writing-mode="lr-tb"/>
    </style:style>
    <style:style style:name="pr3" style:family="presentation" style:parent-style-name="Predefinito-outline1">
      <style:graphic-properties draw:stroke="solid" svg:stroke-width="0.053cm" svg:stroke-color="#000000" draw:marker-start-width="0.279cm" draw:marker-end-width="0.279cm" draw:fill="none" draw:fill-color="#729fcf" draw:opacity="100%" draw:opacity-name="Transparency_20_19" draw:textarea-vertical-align="middle" fo:min-height="4.106cm" fo:padding-top="0.026cm" fo:padding-bottom="0.026cm" fo:padding-left="0.026cm" fo:padding-right="0.026cm"/>
      <style:paragraph-properties style:writing-mode="lr-tb"/>
    </style:style>
    <style:style style:name="pr4" style:family="presentation" style:parent-style-name="Predefinito-notes">
      <style:graphic-properties draw:fill-color="#ffffff" fo:min-height="13.364cm"/>
      <style:paragraph-properties style:writing-mode="lr-tb"/>
    </style:style>
    <style:style style:name="pr5" style:family="presentation" style:parent-style-name="Predefinito-title">
      <style:graphic-properties draw:stroke="solid" svg:stroke-width="0.053cm" svg:stroke-color="#000000" draw:marker-start-width="0.279cm" draw:marker-end-width="0.279cm" fo:min-height="2.629cm" fo:padding-top="0.026cm" fo:padding-bottom="0.026cm" fo:padding-left="0.026cm" fo:padding-right="0.026cm"/>
      <style:paragraph-properties style:writing-mode="lr-tb"/>
    </style:style>
    <style:style style:name="pr6" style:family="presentation" style:parent-style-name="Predefinito-outline1">
      <style:graphic-properties fo:min-height="8.884cm"/>
      <style:paragraph-properties style:writing-mode="lr-tb"/>
    </style:style>
    <style:style style:name="P1" style:family="paragraph">
      <loext:graphic-properties draw:fill="solid" draw:fill-color="#e8a202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 draw:opacity="100%" draw:opacity-name="Transparency_20_19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6">
        <draw:frame presentation:style-name="pr1" draw:text-style-name="P1" draw:layer="layout" svg:width="25.199cm" svg:height="2.681cm" svg:x="1.4cm" svg:y="0.602cm" presentation:class="title" presentation:user-transformed="true">
          <draw:text-box>
            <text:p>CORSO DI TECNOLOGIE WEB</text:p>
          </draw:text-box>
        </draw:frame>
        <draw:frame presentation:style-name="pr2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Università degli studi di Napoli Parthenope</text:p>
                <text:p>A.A. 2022/23</text:p>
              </text:list-header>
            </text:list>
          </draw:text-box>
        </draw:frame>
        <draw:frame presentation:style-name="pr2" draw:layer="layout" svg:width="12.297cm" svg:height="4.356cm" svg:x="14.313cm" svg:y="3.685cm" presentation:class="outline" presentation:user-transformed="true">
          <draw:text-box>
            <text:list text:style-name="L2">
              <text:list-header>
                <text:p>Progetto di esame proposto da:</text:p>
              </text:list-header>
              <text:list-item>
                <text:p>Luca Maiuri mat. 0124001418</text:p>
              </text:list-item>
              <text:list-item>
                <text:p>Christian Porritiello mat. 0124002014</text:p>
              </text:list-item>
            </text:list>
          </draw:text-box>
        </draw:frame>
        <draw:frame presentation:style-name="pr3" draw:text-style-name="P3" draw:layer="layout" svg:width="25.199cm" svg:height="4.356cm" svg:x="1.4cm" svg:y="8.456cm" presentation:class="outline" presentation:user-transformed="true">
          <draw:text-box>
            <text:list text:style-name="L2">
              <text:list-header>
                <text:p text:style-name="P2">Progetto : Un esempio di applicazione web di gestione progetti personali di tipo REST basta su micro framework FLASK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a di partenza</text:p>
              </text:list-item>
              <text:list-item>
                <text:p>Framework usati</text:p>
              </text:list-item>
              <text:list-item>
                <text:p>Linguaggi utilizzati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uttura del progetto general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razione con mongo atlas</text:p>
              </text:list-item>
              <text:list-item>
                <text:p>Struttura del dato </text:p>
              </text:list-item>
              <text:list-item>
                <text:p>Uso di argon </text:p>
              </text:list-item>
              <text:list-item>
                <text:p>Demandazione del login a mongo db</text:p>
              </text:list-item>
              <text:list-item>
                <text:p>Limitazioni di mongo db ( users e banda )</text:p>
              </text:list-item>
              <text:list-item>
                <text:p>Scambio delle date fra broswer-Python-Js-Mong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iego di typescript e differenze con JS</text:p>
              </text:list-item>
              <text:list-item>
                <text:p>Utilizzo di un CSS no js</text:p>
              </text:list-item>
              <text:list-item>
                <text:p>Un solo file di jquery</text:p>
              </text:list-item>
              <text:list-item>
                <text:p>Dati web-server incapsulati in file env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gica di login</text:p>
              </text:list-item>
              <text:list-item>
                <text:p>Logica di registrer</text:p>
              </text:list-item>
              <text:list-item>
                <text:p>Logica di logout ( flask session )</text:p>
              </text:list-item>
              <text:list-item>
                <text:p>Logica di update, delete e create</text:p>
              </text:list-item>
              <text:list-item>
                <text:p>Logica di user manipulat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TIME IS APP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WA?</text:p>
              </text:list-item>
              <text:list-item>
                <text:p>Tempi di esecuzione pagine</text:p>
              </text:list-item>
              <text:list-item>
                <text:p>Qualità della pagina </text:p>
              </text:list-item>
              <text:list-item>
                <text:p>Device mobili e responsivenes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5" draw:layer="layout" svg:width="25.199cm" svg:height="2.681cm" svg:x="1.4cm" svg:y="0.602cm" presentation:class="title" presentation:user-transformed="true">
          <draw:text-box>
            <text:p>CORSO DI TECNOLOGIE WEB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NCLUSIONI:</text:p>
                <text:p/>
                <text:p>POSSIBILI ESTENSIONI FUTURE:</text:p>
              </text:list-header>
              <text:list-item>
                <text:p>Implementazione TLS</text:p>
              </text:list-item>
              <text:list-item>
                <text:p>Implementazione di gestione progetti più affinata</text:p>
              </text:list-item>
              <text:list-item>
                <text:p>Utilizzo della serializzazione nelle Object Relation Model</text:p>
              </text:list-item>
              <text:list-item>
                <text:p>Dockerizazzion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e8a202" draw:start-intensity="100%" draw:end-intensity="100%" draw:angle="30deg" draw:border="0%"/>
    <draw:gradient draw:name="Pastel_20_Bouquet" draw:display-name="Pastel Bouquet" draw:style="linear" draw:start-color="#ffffff" draw:end-color="#ffd7d7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Black_20_0_20_Degrees" draw:display-name="Black 0 Degrees" draw:style="single" draw:color="#000000" draw:distance="0.102cm" draw:rotation="0"/>
    <draw:opacity draw:name="Transparency_20_1" draw:display-name="Transparency 1" draw:style="radial" draw:cx="50%" draw:cy="50%" draw:start="100%" draw:end="0%" draw:border="0%"/>
    <draw:opacity draw:name="Transparency_20_10" draw:display-name="Transparency 10" draw:style="linear" draw:start="70%" draw:end="0%" draw:angle="0deg" draw:border="0%"/>
    <draw:opacity draw:name="Transparency_20_11" draw:display-name="Transparency 11" draw:style="linear" draw:start="65%" draw:end="0%" draw:angle="0deg" draw:border="0%"/>
    <draw:opacity draw:name="Transparency_20_12" draw:display-name="Transparency 12" draw:style="linear" draw:start="60%" draw:end="0%" draw:angle="0deg" draw:border="0%"/>
    <draw:opacity draw:name="Transparency_20_13" draw:display-name="Transparency 13" draw:style="linear" draw:start="55%" draw:end="0%" draw:angle="0deg" draw:border="0%"/>
    <draw:opacity draw:name="Transparency_20_14" draw:display-name="Transparency 14" draw:style="linear" draw:start="50%" draw:end="0%" draw:angle="0deg" draw:border="0%"/>
    <draw:opacity draw:name="Transparency_20_15" draw:display-name="Transparency 15" draw:style="linear" draw:start="45%" draw:end="0%" draw:angle="0deg" draw:border="0%"/>
    <draw:opacity draw:name="Transparency_20_16" draw:display-name="Transparency 16" draw:style="linear" draw:start="40%" draw:end="0%" draw:angle="0deg" draw:border="0%"/>
    <draw:opacity draw:name="Transparency_20_17" draw:display-name="Transparency 17" draw:style="linear" draw:start="35%" draw:end="0%" draw:angle="0deg" draw:border="0%"/>
    <draw:opacity draw:name="Transparency_20_18" draw:display-name="Transparency 18" draw:style="linear" draw:start="30%" draw:end="0%" draw:angle="0deg" draw:border="0%"/>
    <draw:opacity draw:name="Transparency_20_19" draw:display-name="Transparency 19" draw:style="linear" draw:start="25%" draw:end="0%" draw:angle="0deg" draw:border="0%"/>
    <draw:opacity draw:name="Transparency_20_2" draw:display-name="Transparency 2" draw:style="square" draw:cx="50%" draw:cy="50%" draw:start="100%" draw:end="0%" draw:angle="0deg" draw:border="0%"/>
    <draw:opacity draw:name="Transparency_20_3" draw:display-name="Transparency 3" draw:style="rectangular" draw:cx="50%" draw:cy="50%" draw:start="100%" draw:end="0%" draw:angle="0deg" draw:border="0%"/>
    <draw:opacity draw:name="Transparency_20_4" draw:display-name="Transparency 4" draw:style="linear" draw:start="100%" draw:end="0%" draw:angle="0deg" draw:border="0%"/>
    <draw:opacity draw:name="Transparency_20_5" draw:display-name="Transparency 5" draw:style="linear" draw:start="95%" draw:end="0%" draw:angle="0deg" draw:border="0%"/>
    <draw:opacity draw:name="Transparency_20_6" draw:display-name="Transparency 6" draw:style="linear" draw:start="90%" draw:end="0%" draw:angle="0deg" draw:border="0%"/>
    <draw:opacity draw:name="Transparency_20_7" draw:display-name="Transparency 7" draw:style="linear" draw:start="85%" draw:end="0%" draw:angle="0deg" draw:border="0%"/>
    <draw:opacity draw:name="Transparency_20_8" draw:display-name="Transparency 8" draw:style="linear" draw:start="80%" draw:end="0%" draw:angle="0deg" draw:border="0%"/>
    <draw:opacity draw:name="Transparency_20_9" draw:display-name="Transparency 9" draw:style="linear" draw:start="75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e8a202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1T15:15:40.736000000</meta:creation-date>
    <dc:date>2022-09-21T15:54:48.245000000</dc:date>
    <meta:editing-duration>PT6M35S</meta:editing-duration>
    <meta:editing-cycles>1</meta:editing-cycles>
    <meta:document-statistic meta:object-count="55"/>
    <meta:generator>LibreOffice/7.3.5.2$Windows_X86_64 LibreOffice_project/184fe81b8c8c30d8b5082578aee2fed2ea847c01</meta:generator>
  </office:meta>
</office:document-meta>
</file>